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19068f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2d7a96" officeooo:paragraph-rsid="002d7a96" style:font-weight-asian="bold" style:font-weight-complex="bold"/>
    </style:style>
    <style:style style:name="P5" style:family="paragraph" style:parent-style-name="Standard">
      <style:paragraph-properties fo:line-height="100%" fo:text-align="justify" style:justify-single-word="false" style:writing-mode="page"/>
      <style:text-properties fo:font-weight="normal" officeooo:rsid="0019068f" officeooo:paragraph-rsid="0019068f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2d7a96" officeooo:paragraph-rsid="002d7a96" style:font-weight-asian="normal" style:font-weight-complex="normal"/>
    </style:style>
    <style:style style:name="P7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32d31e" style:font-weight-asian="bold" style:font-weight-complex="bold"/>
    </style:style>
    <style:style style:name="P8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3797cf" style:font-weight-asian="bold" style:font-weight-complex="bold"/>
    </style:style>
    <style:style style:name="P9" style:family="paragraph" style:parent-style-name="Standard">
      <style:paragraph-properties fo:line-height="100%" fo:text-align="center" style:justify-single-word="false" fo:break-before="page" style:writing-mode="page"/>
      <style:text-properties fo:font-weight="bold" officeooo:rsid="00180312" officeooo:paragraph-rsid="003bfa07" style:font-weight-asian="bold" style:font-weight-complex="bold"/>
    </style:style>
    <style:style style:name="P10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19068f" officeooo:paragraph-rsid="0032d31e" style:font-weight-asian="bold" style:font-weight-complex="bold"/>
    </style:style>
    <style:style style:name="P11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19068f" officeooo:paragraph-rsid="003797cf" style:font-weight-asian="bold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19068f" officeooo:paragraph-rsid="003bfa07" style:font-weight-asian="bold" style:font-weight-complex="bold"/>
    </style:style>
    <style:style style:name="P13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32d31e" style:font-weight-asian="bold" style:font-weight-complex="bold"/>
    </style:style>
    <style:style style:name="P14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3797cf" style:font-weight-asian="bold" style:font-weight-complex="bold"/>
    </style:style>
    <style:style style:name="P15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3bfa07" style:font-weight-asian="bold" style:font-weight-complex="bold"/>
    </style:style>
    <style:style style:name="P16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32d31e" style:font-weight-asian="bold" style:font-weight-complex="bold"/>
    </style:style>
    <style:style style:name="P17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3797cf" style:font-weight-asian="bold" style:font-weight-complex="bold"/>
    </style:style>
    <style:style style:name="P18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3bfa07" style:font-weight-asian="bold" style:font-weight-complex="bold"/>
    </style:style>
    <style:style style:name="P19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32d31e" style:font-weight-asian="bold" style:font-weight-complex="bold"/>
    </style:style>
    <style:style style:name="P20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3797cf" style:font-weight-asian="bold" style:font-weight-complex="bold"/>
    </style:style>
    <style:style style:name="P2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3bfa07" style:font-weight-asian="bold" style:font-weight-complex="bold"/>
    </style:style>
    <style:style style:name="P2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797cf" officeooo:paragraph-rsid="003797cf" style:font-weight-asian="bold" style:font-weight-complex="bold"/>
    </style:style>
    <style:style style:name="P23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98486" officeooo:paragraph-rsid="00398486" style:font-weight-asian="bold" style:font-weight-complex="bold"/>
    </style:style>
    <style:style style:name="P2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a23fe" officeooo:paragraph-rsid="003a23fe" style:font-weight-asian="bold" style:font-weight-complex="bold"/>
    </style:style>
    <style:style style:name="P25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ab5b3" officeooo:paragraph-rsid="003ab5b3" style:font-weight-asian="bold" style:font-weight-complex="bold"/>
    </style:style>
    <style:style style:name="P2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bfa07" officeooo:paragraph-rsid="003bfa07" style:font-weight-asian="bold" style:font-weight-complex="bold"/>
    </style:style>
    <style:style style:name="P27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bfa07" officeooo:paragraph-rsid="003bfa07" style:font-weight-asian="bold" style:font-weight-complex="bold"/>
    </style:style>
    <style:style style:name="P28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cc2a6" officeooo:paragraph-rsid="003cc2a6" style:font-weight-asian="bold" style:font-weight-complex="bold"/>
    </style:style>
    <style:style style:name="P29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3cc2a6" officeooo:paragraph-rsid="003cc2a6" style:font-weight-asian="bold" style:font-weight-complex="bold"/>
    </style:style>
    <style:style style:name="P30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19068f" officeooo:paragraph-rsid="0032d31e" style:font-weight-asian="normal" style:font-weight-complex="normal"/>
    </style:style>
    <style:style style:name="P31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2d31e" officeooo:paragraph-rsid="0032d31e" style:font-weight-asian="normal" style:font-weight-complex="normal"/>
    </style:style>
    <style:style style:name="P32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4bfb3" officeooo:paragraph-rsid="0034bfb3" style:font-weight-asian="normal" style:font-weight-complex="normal"/>
    </style:style>
    <style:style style:name="P33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693ed" officeooo:paragraph-rsid="003693ed" style:font-weight-asian="normal" style:font-weight-complex="normal"/>
    </style:style>
    <style:style style:name="P34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797cf" officeooo:paragraph-rsid="003797cf" style:font-weight-asian="normal" style:font-weight-complex="normal"/>
    </style:style>
    <style:style style:name="P35" style:family="paragraph" style:parent-style-name="Standard">
      <style:paragraph-properties fo:line-height="100%" fo:text-align="center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3797cf" officeooo:paragraph-rsid="003797cf" style:font-weight-asian="normal" style:font-weight-complex="normal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officeooo:rsid="002d7a96"/>
    </style:style>
    <style:style style:name="T2" style:family="text">
      <style:text-properties officeooo:rsid="002ef25d"/>
    </style:style>
    <style:style style:name="T3" style:family="text">
      <style:text-properties officeooo:rsid="0032d31e"/>
    </style:style>
    <style:style style:name="T4" style:family="text">
      <style:text-properties officeooo:rsid="003693ed"/>
    </style:style>
    <style:style style:name="T5" style:family="text">
      <style:text-properties officeooo:rsid="003797c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a23fe" style:font-weight-asian="normal" style:font-weight-complex="normal"/>
    </style:style>
    <style:style style:name="T8" style:family="text">
      <style:text-properties fo:font-weight="normal" officeooo:rsid="003ab5b3" style:font-weight-asian="normal" style:font-weight-complex="normal"/>
    </style:style>
    <style:style style:name="T9" style:family="text">
      <style:text-properties fo:font-weight="normal" officeooo:rsid="003cc2a6" style:font-weight-asian="normal" style:font-weight-complex="normal"/>
    </style:style>
    <style:style style:name="T10" style:family="text">
      <style:text-properties fo:font-weight="normal" officeooo:rsid="003f4af8" style:font-weight-asian="normal" style:font-weight-complex="normal"/>
    </style:style>
    <style:style style:name="T11" style:family="text">
      <style:text-properties fo:font-weight="normal" officeooo:rsid="00465615" style:font-weight-asian="normal" style:font-weight-complex="normal"/>
    </style:style>
    <style:style style:name="T12" style:family="text">
      <style:text-properties fo:font-weight="normal" officeooo:rsid="0046f52b" style:font-weight-asian="normal" style:font-weight-complex="normal"/>
    </style:style>
    <style:style style:name="T13" style:family="text">
      <style:text-properties fo:font-weight="normal" officeooo:rsid="0048aaa5" style:font-weight-asian="normal" style:font-weight-complex="normal"/>
    </style:style>
    <style:style style:name="T14" style:family="text">
      <style:text-properties fo:font-weight="normal" officeooo:rsid="0049fed9" style:font-weight-asian="normal" style:font-weight-complex="normal"/>
    </style:style>
    <style:style style:name="T15" style:family="text">
      <style:text-properties fo:font-weight="normal" officeooo:rsid="004c44a7" style:font-weight-asian="normal" style:font-weight-complex="normal"/>
    </style:style>
    <style:style style:name="T16" style:family="text">
      <style:text-properties officeooo:rsid="003bfa07"/>
    </style:style>
    <style:style style:name="T17" style:family="text">
      <style:text-properties officeooo:rsid="00421c3f"/>
    </style:style>
    <style:style style:name="T18" style:family="text">
      <style:text-properties officeooo:rsid="00427cdf"/>
    </style:style>
    <style:style style:name="T19" style:family="text">
      <style:text-properties officeooo:rsid="0043a890"/>
    </style:style>
    <style:style style:name="T20" style:family="text">
      <style:text-properties officeooo:rsid="0044170e"/>
    </style:style>
    <style:style style:name="T21" style:family="text">
      <style:text-properties officeooo:rsid="00465615"/>
    </style:style>
    <style:style style:name="T22" style:family="text">
      <style:text-properties officeooo:rsid="004f43e2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36" svg:x1="-0.034cm" svg:y1="0.245cm" svg:x2="17.058cm" svg:y2="0.298cm"><text:p/></draw:line></text:p>
      <text:section text:style-name="Sect1" text:name="Section1">
        <text:p text:style-name="P2">NAMA<text:tab/>:</text:p>
        <text:p text:style-name="P2">KELAS<text:tab/>: <text:span text:style-name="T1">IV (EMPAT)</text:span></text:p>
        <text:p text:style-name="P2"><draw:line text:anchor-type="paragraph" draw:z-index="1" draw:name="Shape1" draw:style-name="gr1" draw:text-style-name="P36" svg:x1="-0.026cm" svg:y1="0.261cm" svg:x2="17.085cm" svg:y2="0.293cm"><text:p/></draw:line></text:p>
        <text:p text:style-name="P2">SOAL<text:tab/>:<text:tab/><text:span text:style-name="T1">FIQIH</text:span></text:p>
        <text:p text:style-name="P2">HARI<text:tab/>:</text:p>
      </text:section>
      <text:p text:style-name="P3">A. PERTANYAAN PILIHAN</text:p>
      <text:p text:style-name="P3">Berilah tanda silang (x) pada jawaban pertanyaan di bawah ini !</text:p>
      <text:p text:style-name="P5"/>
      <text:p text:style-name="P6">1.<text:tab/>Sholat <text:span text:style-name="T17">f</text:span>ardu pertama kali diwajibkan pada saat peristiwa …</text:p>
      <text:section text:style-name="Sect1" text:name="Section2">
        <text:p text:style-name="P6"><text:tab/>A. Perang Badar</text:p>
        <text:p text:style-name="P6"><text:tab/>B. Isro Miroj</text:p>
        <text:p text:style-name="P6"><text:tab/>C. Futu Makkah</text:p>
        <text:p text:style-name="P6"><text:tab/>D. Intifardah</text:p>
      </text:section>
      <text:p text:style-name="P6">2.<text:tab/>Sholat mencegah dari perbuatan …</text:p>
      <text:section text:style-name="Sect1" text:name="Section3">
        <text:p text:style-name="P6"><text:tab/>A. Buruk</text:p>
        <text:p text:style-name="P6"><text:tab/>B. Tercela</text:p>
        <text:p text:style-name="P6"><text:tab/>C. Keji dan <text:span text:style-name="T17">munkar</text:span></text:p>
        <text:p text:style-name="P6"><text:tab/>D. Jahat/<text:span text:style-name="T17">d</text:span>zolim</text:p>
      </text:section>
      <text:p text:style-name="P6">3.<text:tab/>Jadikanlah sabar dan sholat sebagai …</text:p>
      <text:section text:style-name="Sect1" text:name="Section4">
        <text:p text:style-name="P6"><text:tab/>A. Penolong </text:p>
        <text:p text:style-name="P6"><text:tab/>B. Ibadah</text:p>
        <text:p text:style-name="P6"><text:tab/>C. Penyejuk hati</text:p>
        <text:p text:style-name="P6"><text:tab/>D. Pencerah</text:p>
      </text:section>
      <text:p text:style-name="P6">4.<text:tab/>Dzikir yang paling utama adalah …</text:p>
      <text:section text:style-name="Sect1" text:name="Section5">
        <text:p text:style-name="P6"><text:tab/>A. Munajat</text:p>
        <text:p text:style-name="P6"><text:tab/>B. Doa</text:p>
        <text:p text:style-name="P6"><text:tab/>C. Zakat</text:p>
        <text:p text:style-name="P6"><text:tab/>D. Sholat</text:p>
      </text:section>
      <text:p text:style-name="P6">5.<text:tab/>Balasan bagi orang yang sengaja meninggalkan sholat adalah …</text:p>
      <text:section text:style-name="Sect1" text:name="Section6">
        <text:p text:style-name="P6"><text:tab/>A. Mendapat kesempitan</text:p>
        <text:p text:style-name="P6"><text:tab/>B. Rezeki yang sedikit</text:p>
        <text:p text:style-name="P6"><text:tab/>C. Kesusahan hidup</text:p>
        <text:p text:style-name="P6"><text:tab/>D. di Neraka Jahanam</text:p>
      </text:section>
      <text:p text:style-name="P6">6.<text:tab/>Sunah dalam <text:span text:style-name="T17">sholat</text:span> ada berapa …</text:p>
      <text:section text:style-name="Sect1" text:name="Section7">
        <text:p text:style-name="P6"><text:tab/>A. Tiga</text:p>
        <text:p text:style-name="P6"><text:tab/>B. Dua</text:p>
        <text:p text:style-name="P6"><text:tab/>C. Empat</text:p>
        <text:p text:style-name="P6"><text:tab/>D. Lima</text:p>
      </text:section>
      <text:p text:style-name="P6">7.<text:tab/>Membaca tasyahud awal termasuk ke dalam …</text:p>
      <text:section text:style-name="Sect1" text:name="Section8">
        <text:p text:style-name="P6"><text:tab/>A. Sunah <text:span text:style-name="T22">H</text:span>ai’at </text:p>
        <text:p text:style-name="P6"><text:tab/>B. Sunah abad</text:p>
        <text:p text:style-name="P6"><text:tab/>C. Rukun sholat</text:p>
        <text:p text:style-name="P6"><text:tab/>D. Syarat sholat</text:p>
      </text:section>
      <text:p text:style-name="P6">8.<text:tab/>Yang termasuk sunah haiat adalah .. .kecuali</text:p>
      <text:section text:style-name="Sect1" text:name="Section9">
        <text:p text:style-name="P6"><text:tab/>A. Membaca doa iftitah</text:p>
        <text:p text:style-name="P6"><text:tab/>B. Membaca taawudz</text:p>
        <text:p text:style-name="P6"><text:tab/>C. Membaca sholawat atas nabi</text:p>
        <text:p text:style-name="P6"><text:tab/>D. Mengangkat kedua tangan</text:p>
      </text:section>
      <text:p text:style-name="P6">9.<text:tab/>Terbuka aurat, berhadats dan mengubah niat termasuk …</text:p>
      <text:section text:style-name="Sect1" text:name="Section10">
        <text:p text:style-name="P6"><text:tab/>A. Rukun <text:span text:style-name="T18">sholat</text:span></text:p>
        <text:p text:style-name="P6"><text:tab/>B. Sunat sholat</text:p>
        <text:p text:style-name="P6"><text:tab/>C. Batal <text:span text:style-name="T18">sholat</text:span></text:p>
        <text:p text:style-name="P6"><text:tab/>D. Syarat <text:span text:style-name="T18">sholat</text:span></text:p>
      </text:section>
      <text:p text:style-name="P6">10.<text:tab/>Sujud sahwi dilakukan apabila kita ….</text:p>
      <text:section text:style-name="Sect1" text:name="Section11">
        <text:p text:style-name="P6"><text:tab/>A. Lupa jumlah rokaat</text:p>
        <text:p text:style-name="P6"><text:tab/>B. Mendengar surat sajdah</text:p>
        <text:p text:style-name="P6"><text:tab/>C. Keliru bacaan sholat</text:p>
        <text:p text:style-name="P6"><text:tab/>D. Keliru gerakan sholat</text:p>
      </text:section>
      <text:p text:style-name="P6">1<text:span text:style-name="T2">1</text:span>.<text:tab/>Terbuka kepala, bertolak pinggang dan memejamkan mata termasuk ….</text:p>
      <text:section text:style-name="Sect1" text:name="Section12">
        <text:p text:style-name="P6"><text:tab/>A. Rukun sholat</text:p>
        <text:p text:style-name="P6"><text:tab/>B. Syarat sholat</text:p>
        <text:p text:style-name="P6"><text:tab/>C. Makruh sholat</text:p>
        <text:p text:style-name="P6"><text:tab/>D. Sunnah sholat</text:p>
      </text:section>
      <text:p text:style-name="P6">12.<text:tab/>Orang yang tidak mendengar dan tidak menjawab adzan maka …</text:p>
      <text:section text:style-name="Sect1" text:name="Section13">
        <text:p text:style-name="P6"><text:tab/>A. Akan mendapat kesempitan</text:p>
        <text:p text:style-name="P6"><text:tab/>B. Akan menjadi keras hatinya</text:p>
        <text:p text:style-name="P6"><text:tab/>C. Akan buruk akhlaknya</text:p>
        <text:p text:style-name="P6"><text:tab/>D. Akan mendapat kerugian</text:p>
      </text:section>
      <text:p text:style-name="P6">13.<text:tab/>“Assholatu Khoirun Minannauum” adalah lafadz ketika adzan ….</text:p>
      <text:section text:style-name="Sect1" text:name="Section14">
        <text:p text:style-name="P6"><text:tab/>A. Maghrib</text:p>
        <text:p text:style-name="P6"><text:tab/>B. Shubuh</text:p>
        <text:p text:style-name="P6"><text:tab/>C. Isya</text:p>
        <text:p text:style-name="P6"><text:tab/>D. Dzuhur</text:p>
      </text:section>
      <text:p text:style-name="P6">14.<text:tab/>“ Assholatu Khoirun Minannauum” artinya adalah ….</text:p>
      <text:section text:style-name="Sect1" text:name="Section15">
        <text:p text:style-name="P6"><text:tab/>A. Sholat itu lebih baik daripada tidur</text:p>
        <text:p text:style-name="P6"><text:tab/>B. Dirikanlah sholat tunaikanlah zkat</text:p>
        <text:p text:style-name="P6"><text:tab/>C. Mari menuju kemenangan</text:p>
        <text:p text:style-name="P6"><text:tab/>D. Marilah kita sholat</text:p>
      </text:section>
      <text:p text:style-name="P6"><text:soft-page-break/>15.<text:tab/>Adzan dan Iqomah hukumnya adalah …</text:p>
      <text:section text:style-name="Sect1" text:name="Section16">
        <text:p text:style-name="P6"><text:tab/>A. Sunah ghoiru muakkad</text:p>
        <text:p text:style-name="P6"><text:tab/>B. Sunah muakkad</text:p>
        <text:p text:style-name="P6"><text:tab/>C. Fardu ain</text:p>
        <text:p text:style-name="P6"><text:tab/>D. Fardu kifayyah</text:p>
      </text:section>
      <text:p text:style-name="P6"/>
      <text:p text:style-name="P6"/>
      <text:p text:style-name="P4">B. <text:tab/>PERTANYAAN ESSEY</text:p>
      <text:p text:style-name="P4"><text:tab/>Jawablah pertanyaan essey di bawah ini dengan jelas dan tepat !</text:p>
      <text:p text:style-name="P4"/>
      <text:p text:style-name="P6">1. Apa keutamaan sholat fardhu?</text:p>
      <text:p text:style-name="P6">2. Sebutkan perkara yang termasuk batal dalam sholat ?</text:p>
      <text:p text:style-name="P6">3. Sebutkan kapan waktu sholat Dzuhur dan sholat Ashar?</text:p>
      <text:p text:style-name="P6">4. Tuliskan niat sholat sunat Taraweh?</text:p>
      <text:p text:style-name="P6">5. Tuliskan doa sesudah <text:span text:style-name="T19">a</text:span>dzan?</text:p>
      <text:p text:style-name="P6"/>
      <text:p text:style-name="P7">UJIAN AKHIR SEMESTER</text:p>
      <text:p text:style-name="P19">MADRASAH DINIYAH AL MUBAROKAH</text:p>
      <text:p text:style-name="P19">TAHUN PELAJARAN 2016/2017</text:p>
      <text:p text:style-name="P19"><draw:line text:anchor-type="paragraph" draw:z-index="2" draw:name="Shape1" draw:style-name="gr1" draw:text-style-name="P36" svg:x1="-0.034cm" svg:y1="0.245cm" svg:x2="17.058cm" svg:y2="0.298cm"><text:p/></draw:line></text:p>
      <text:section text:style-name="Sect1" text:name="Section17">
        <text:p text:style-name="P13">NAMA<text:tab/>:</text:p>
        <text:p text:style-name="P13">KELAS<text:tab/>: <text:span text:style-name="T1">IV (EMPAT)</text:span></text:p>
        <text:p text:style-name="P13"><draw:line text:anchor-type="paragraph" draw:z-index="3" draw:name="Shape1" draw:style-name="gr1" draw:text-style-name="P36" svg:x1="-0.026cm" svg:y1="0.261cm" svg:x2="17.085cm" svg:y2="0.293cm"><text:p/></draw:line></text:p>
        <text:p text:style-name="P13">SOAL<text:tab/>:<text:tab/><text:span text:style-name="T3">AKHLAK</text:span></text:p>
        <text:p text:style-name="P13">HARI<text:tab/>:</text:p>
      </text:section>
      <text:p text:style-name="P16">A. PERTANYAAN PILIHAN</text:p>
      <text:p text:style-name="P10">Berilah tanda silang (x) pada jawaban pertanyaan di bawah ini !</text:p>
      <text:p text:style-name="P30"/>
      <text:p text:style-name="P31">1.<text:tab/>Sabar,syukur dan taqwa termasuk akhlak terhadap ….</text:p>
      <text:section text:style-name="Sect2" text:name="Section20">
        <text:p text:style-name="P31"><text:tab/>A. Sesama manusia</text:p>
        <text:p text:style-name="P31"><text:tab/>B. Makhluk <text:span text:style-name="T19">Allah</text:span></text:p>
        <text:p text:style-name="P31"><text:tab/>C. Diri sendiri</text:p>
        <text:p text:style-name="P31"><text:tab/>D. Allah SWT</text:p>
      </text:section>
      <text:p text:style-name="P31">2.<text:tab/>Cara kita cinta kepada Allah yaitu dengan …. kecuali !</text:p>
      <text:section text:style-name="Sect2" text:name="Section21">
        <text:p text:style-name="P31"><text:tab/>A. Berdzikir</text:p>
        <text:p text:style-name="P31"><text:tab/>B. Membaca Al Qur’an</text:p>
        <text:p text:style-name="P31"><text:tab/>C. Bersedekah</text:p>
        <text:p text:style-name="P31"><text:tab/>D. Sholat</text:p>
      </text:section>
      <text:p text:style-name="P31">3.<text:tab/>Akhlak yang baik terdiri dari berapa macam …</text:p>
      <text:section text:style-name="Sect2" text:name="Section22">
        <text:p text:style-name="P31"><text:tab/>A. Empat</text:p>
        <text:p text:style-name="P31"><text:tab/>B. Lima</text:p>
        <text:p text:style-name="P31"><text:tab/>C. Enam</text:p>
        <text:p text:style-name="P31"><text:tab/>D. Tujuh</text:p>
      </text:section>
      <text:p text:style-name="P31">4.<text:tab/>Yang termasuk akhlak yang baik adalah …</text:p>
      <text:section text:style-name="Sect2" text:name="Section23">
        <text:p text:style-name="P31"><text:tab/>A. Akhlak terhadap Allah SWT</text:p>
        <text:p text:style-name="P31"><text:tab/>B. Akhlak terhadap sesama manusia</text:p>
        <text:p text:style-name="P31"><text:tab/>C. Akhlak terhadap diri sendiri</text:p>
        <text:p text:style-name="P31"><text:tab/>D. Semuanya benar</text:p>
      </text:section>
      <text:p text:style-name="P31">5.<text:tab/>Akhlak yang baik terhadap sesama manusia yaitu….</text:p>
      <text:section text:style-name="Sect2" text:name="Section24">
        <text:p text:style-name="P31"><text:tab/>A. Berbuat baik kepada <text:span text:style-name="T20">s</text:span>eluruh binatang</text:p>
        <text:p text:style-name="P31"><text:tab/>B. Berbuat baik kepada Allah SWT</text:p>
        <text:p text:style-name="P31"><text:tab/>C. Berbuat baik kepada manusia</text:p>
        <text:p text:style-name="P31"><text:tab/>D. Berbuat baik kepada diri sendiri</text:p>
      </text:section>
      <text:p text:style-name="P31">6.<text:tab/>Kita harus menghormati dan menghargai tetangga termasuk akhlak …</text:p>
      <text:section text:style-name="Sect2" text:name="Section25">
        <text:p text:style-name="P31"><text:tab/>A. Kepada Allah SWT</text:p>
        <text:p text:style-name="P31"><text:tab/>B. Kepada manusia</text:p>
        <text:p text:style-name="P31"><text:tab/>C. Kepada hewan</text:p>
        <text:p text:style-name="P31"><text:tab/>D. Kepada diri sendiri</text:p>
      </text:section>
      <text:p text:style-name="P32">7.<text:tab/>Dalam setiap musibah yang diturunkan Allah SWT, kita harus …</text:p>
      <text:section text:style-name="Sect2" text:name="Section26">
        <text:p text:style-name="P32"><text:tab/>A. Bersabar</text:p>
        <text:p text:style-name="P32"><text:tab/>B. Bersyukur</text:p>
        <text:p text:style-name="P32"><text:tab/>C. Tawakal</text:p>
        <text:p text:style-name="P32"><text:tab/>D. R<text:span text:style-name="T20">i</text:span>dho</text:p>
      </text:section>
      <text:p text:style-name="P32">9.<text:tab/>Membunuh, mencuri dan mabuk termasuk perbuatan yang ….</text:p>
      <text:section text:style-name="Sect2" text:name="Section27">
        <text:p text:style-name="P32"><text:tab/>A. Diperintahkan Allah SWT</text:p>
        <text:p text:style-name="P32"><text:tab/>B. Dilarang Allah SWT</text:p>
        <text:p text:style-name="P32"><text:tab/>C. Dibolehkan</text:p>
        <text:p text:style-name="P32"><text:tab/>D. Diwajibkan</text:p>
      </text:section>
      <text:p text:style-name="P32">10.<text:tab/><text:span text:style-name="T4">Ciri orang munafik ada tiga yaitu … kecuali !</text:span></text:p>
      <text:section text:style-name="Sect2" text:name="Section28">
        <text:p text:style-name="P33"><text:tab/>A. Apabila berjanji dia ingkar</text:p>
        <text:p text:style-name="P33"><text:tab/>B. Apabila berkata ia dusta</text:p>
        <text:p text:style-name="P33"><text:tab/>C. Apabila diamanati ia khianat</text:p>
        <text:p text:style-name="P33"><text:tab/>D. Apabila dilakukan berdosa</text:p>
      </text:section>
      <text:p text:style-name="P33">11.<text:tab/>Ketika ada tetangga yang meninggal kita harus … kecuali !</text:p>
      <text:section text:style-name="Sect2" text:name="Section29">
        <text:p text:style-name="P33"><text:tab/>A. Melayat / menengok</text:p>
        <text:p text:style-name="P33"><text:tab/>B. Mendoakan</text:p>
        <text:p text:style-name="P33"><text:tab/>C. Mengantar jenazahnya</text:p>
        <text:p text:style-name="P33"><text:tab/>D. Membiarkan dan acuh saja</text:p>
      </text:section>
      <text:p text:style-name="P33">12.<text:tab/>Dalam kehidupan bertetangga kita harus saling…</text:p>
      <text:section text:style-name="Sect2" text:name="Section30">
        <text:p text:style-name="P33"><text:tab/>A. Menghargai dan toleransi</text:p>
        <text:p text:style-name="P33"><text:tab/>B. Menghina</text:p>
        <text:p text:style-name="P33"><text:tab/>C. Mengejek</text:p>
        <text:p text:style-name="P33"><text:tab/>D. Sering cek cok dan acuh</text:p>
      </text:section>
      <text:p text:style-name="P33">13.<text:tab/>Yang termasuk ke dalam penyakit lisan yaitu ….</text:p>
      <text:section text:style-name="Sect2" text:name="Section31">
        <text:p text:style-name="P33"><text:tab/>A. Ghibah</text:p>
        <text:p text:style-name="P33"><text:tab/>B. Hasud</text:p>
        <text:p text:style-name="P33"><text:tab/>C. Iri</text:p>
        <text:p text:style-name="P33"><text:tab/>D. Riya</text:p>
      </text:section>
      <text:p text:style-name="P33">14.<text:tab/><text:span text:style-name="T5">Membicarakan aib orang lain adalah arti dari …</text:span></text:p>
      <text:section text:style-name="Sect2" text:name="Section32">
        <text:p text:style-name="P34"><text:tab/>A. Hasud</text:p>
        <text:p text:style-name="P34"><text:tab/>B. NaMimah</text:p>
        <text:p text:style-name="P34"><text:tab/>C. Dolalah</text:p>
        <text:p text:style-name="P34"><text:tab/>D. Ghibah</text:p>
      </text:section>
      <text:p text:style-name="P34">15.<text:tab/>Membanggakan diri dan angkuh termasuk <text:span text:style-name="T21">ciri</text:span> orang yang …</text:p>
      <text:section text:style-name="Sect2" text:name="Section33">
        <text:p text:style-name="P34"><text:tab/>A. Beriman</text:p>
        <text:p text:style-name="P34"><text:tab/>B. Bertaqwa</text:p>
        <text:p text:style-name="P34"><text:tab/>C. Sombong/takabur</text:p>
        <text:p text:style-name="P34"><text:tab/>D. Riya</text:p>
      </text:section>
      <text:p text:style-name="P22"><text:soft-page-break/>B.<text:tab/>PERTANYAAN ESSEY</text:p>
      <text:p text:style-name="P22"><text:tab/>Jawablah pertanyaan essey di bawah ini dengan jelas dan tepat !</text:p>
      <text:p text:style-name="P34"/>
      <text:p text:style-name="P34">1. Hal yang termasuk akhlak yang baik terhadap Allah SWT adalah !</text:p>
      <text:p text:style-name="P34">2. Akhlak yang baik kepada makhluk adalah ?</text:p>
      <text:p text:style-name="P34">3. Tuliskan hadits tentang ciri orang munafik?</text:p>
      <text:p text:style-name="P34">4. Sebutkan macam-macam penyakit hati ?</text:p>
      <text:p text:style-name="P34">5. Sebutkan adab ketika kita berdoa?</text:p>
      <text:p text:style-name="P34"/>
      <text:p text:style-name="P34"/>
      <text:p text:style-name="P34"/>
      <text:p text:style-name="P35">SELAMAT MENGERJAKAN</text:p>
      <text:p text:style-name="P34"/>
      <text:p text:style-name="P34"/>
      <text:p text:style-name="P8">UJIAN AKHIR SEMESTER</text:p>
      <text:p text:style-name="P20">MADRASAH DINIYAH AL MUBAROKAH</text:p>
      <text:p text:style-name="P20">TAHUN PELAJARAN 2016/2017</text:p>
      <text:p text:style-name="P20"><draw:line text:anchor-type="paragraph" draw:z-index="4" draw:name="Shape1" draw:style-name="gr1" draw:text-style-name="P36" svg:x1="-0.034cm" svg:y1="0.245cm" svg:x2="17.058cm" svg:y2="0.298cm"><text:p/></draw:line></text:p>
      <text:section text:style-name="Sect1" text:name="Section18">
        <text:p text:style-name="P14">NAMA<text:tab/>:</text:p>
        <text:p text:style-name="P14">KELAS<text:tab/>: <text:span text:style-name="T1">IV (EMPAT)</text:span></text:p>
        <text:p text:style-name="P14"><draw:line text:anchor-type="paragraph" draw:z-index="5" draw:name="Shape1" draw:style-name="gr1" draw:text-style-name="P36" svg:x1="-0.026cm" svg:y1="0.261cm" svg:x2="17.085cm" svg:y2="0.293cm"><text:p/></draw:line></text:p>
        <text:p text:style-name="P14">SOAL<text:tab/>:<text:tab/><text:span text:style-name="T5">AQIDAH</text:span></text:p>
        <text:p text:style-name="P14">HARI<text:tab/>:</text:p>
      </text:section>
      <text:p text:style-name="P17">A. PERTANYAAN PILIHAN</text:p>
      <text:p text:style-name="P11">Berilah tanda silang (x) pada jawaban pertanyaan di bawah ini !</text:p>
      <text:p text:style-name="P11"><text:span text:style-name="T6"/></text:p>
      <text:p text:style-name="P22"><text:span text:style-name="T6">1.<text:tab/>Tempat berkumpulnya seluruh umat manusia setelah dibangkitkan disebut…</text:span></text:p>
      <text:section text:style-name="Sect2" text:name="Section34">
        <text:p text:style-name="P22"><text:span text:style-name="T6"><text:tab/>A. Ba’ats</text:span></text:p>
        <text:p text:style-name="P23"><text:span text:style-name="T6"><text:tab/>B. Mahsyar</text:span></text:p>
        <text:p text:style-name="P23"><text:span text:style-name="T6"><text:tab/>C. Syafaat</text:span></text:p>
        <text:p text:style-name="P23"><text:span text:style-name="T6"><text:tab/>D. Mizan</text:span></text:p>
      </text:section>
      <text:p text:style-name="P23"><text:span text:style-name="T6">2.<text:tab/>Mizan adalah …</text:span></text:p>
      <text:section text:style-name="Sect2" text:name="Section35">
        <text:p text:style-name="P23"><text:span text:style-name="T6"><text:tab/>A. Perhitungan amal</text:span></text:p>
        <text:p text:style-name="P23"><text:span text:style-name="T6"><text:tab/>B. Hari kebangkitan</text:span></text:p>
        <text:p text:style-name="P23"><text:span text:style-name="T6"><text:tab/>C. Penimbangan amal</text:span></text:p>
        <text:p text:style-name="P23"><text:span text:style-name="T6"><text:tab/>D. Tempat berkumpulnya</text:span></text:p>
      </text:section>
      <text:p text:style-name="P23"><text:span text:style-name="T6">3.<text:tab/>Telaga Rasululloh tempat minumnya umat Nabi Muhammad SAW adalah …</text:span></text:p>
      <text:section text:style-name="Sect2" text:name="Section36">
        <text:p text:style-name="P23"><text:span text:style-name="T6"><text:tab/>A. Telaga </text:span><text:span text:style-name="T11">Kautsar</text:span></text:p>
        <text:p text:style-name="P23"><text:span text:style-name="T6"><text:tab/>B. Telaga </text:span><text:span text:style-name="T11">Warna</text:span></text:p>
        <text:p text:style-name="P23"><text:span text:style-name="T6"><text:tab/>C. Telaga </text:span><text:span text:style-name="T11">Haudh</text:span></text:p>
        <text:p text:style-name="P23"><text:span text:style-name="T6"><text:tab/>D. Telaga </text:span><text:span text:style-name="T11">Pelangi</text:span></text:p>
      </text:section>
      <text:p text:style-name="P23"><text:span text:style-name="T6">4.<text:tab/>Luas telaga haudh menurut hadits nabi adalah seluas ….</text:span></text:p>
      <text:section text:style-name="Sect2" text:name="Section37">
        <text:p text:style-name="P23"><text:span text:style-name="T6"><text:tab/>A. Bumi dan langit</text:span></text:p>
        <text:p text:style-name="P23"><text:span text:style-name="T6"><text:tab/>B. Kota Mekah</text:span></text:p>
        <text:p text:style-name="P23"><text:span text:style-name="T6"><text:tab/>C. Dari Shana dan Syam</text:span></text:p>
        <text:p text:style-name="P23"><text:span text:style-name="T6"><text:tab/>D. Kota Palestina ke kota Suriah</text:span></text:p>
      </text:section>
      <text:p text:style-name="P23"><text:span text:style-name="T6">5.<text:tab/>Kebahagiaan <text:s/>disyurga yang paling utama adalah melihat zat Allah hal ini disebut</text:span></text:p>
      <text:section text:style-name="Sect2" text:name="Section38">
        <text:p text:style-name="P23"><text:span text:style-name="T6"><text:tab/>A. Khulud</text:span></text:p>
        <text:p text:style-name="P23"><text:span text:style-name="T6"><text:tab/>B. Rukyatulloh</text:span></text:p>
        <text:p text:style-name="P23"><text:span text:style-name="T6"><text:tab/>C. Tssawab</text:span></text:p>
        <text:p text:style-name="P23"><text:span text:style-name="T6"><text:tab/>D. Adzab</text:span></text:p>
      </text:section>
      <text:p text:style-name="P23"><text:span text:style-name="T6">6.<text:tab/>Orang yang durhaka kepada Allah akan mendapat adzab yang artinya …</text:span></text:p>
      <text:section text:style-name="Sect2" text:name="Section39">
        <text:p text:style-name="P23"><text:span text:style-name="T6"><text:tab/>A. Pahala yang amat besar</text:span></text:p>
        <text:p text:style-name="P23"><text:span text:style-name="T6"><text:tab/>B. Penimbangan amal</text:span></text:p>
        <text:p text:style-name="P23"><text:span text:style-name="T6"><text:tab/>C. Siksaan yang amat dahsyat</text:span></text:p>
        <text:p text:style-name="P23"><text:span text:style-name="T6"><text:tab/>D. Kerugian yang besar</text:span></text:p>
      </text:section>
      <text:p text:style-name="P23"><text:span text:style-name="T6">7.<text:tab/>Munculnya Dajjal &amp; Imam </text:span><text:span text:style-name="T12">Mahdi</text:span><text:span text:style-name="T6"> adalah salah satu ciri …</text:span></text:p>
      <text:section text:style-name="Sect2" text:name="Section40">
        <text:p text:style-name="P23"><text:span text:style-name="T6"><text:tab/>A. Kiamat Sughro</text:span></text:p>
        <text:p text:style-name="P23"><text:span text:style-name="T6"><text:tab/>B. Bencana</text:span></text:p>
        <text:p text:style-name="P23"><text:span text:style-name="T6"><text:tab/>C. Datangnya adzab</text:span></text:p>
        <text:p text:style-name="P23"><text:span text:style-name="T6"><text:tab/>D. Kiamat </text:span><text:span text:style-name="T13">Kubro</text:span></text:p>
      </text:section>
      <text:p text:style-name="P23"><text:span text:style-name="T6">8.<text:tab/>Tiupan sangkakala yang pertama adalah …</text:span></text:p>
      <text:section text:style-name="Sect2" text:name="Section41">
        <text:p text:style-name="P23"><text:span text:style-name="T6"><text:tab/>A. Menghidupkan seluruh makhluk</text:span></text:p>
        <text:p text:style-name="P23"><text:span text:style-name="T6"><text:tab/>B. Mencabut nyawa kaum mukMimin</text:span></text:p>
        <text:p text:style-name="P23"><text:span text:style-name="T6"><text:tab/>C. Menghansurkan alam semesta</text:span></text:p>
        <text:p text:style-name="P23"><text:span text:style-name="T6"><text:tab/>D. Membelah langit</text:span></text:p>
      </text:section>
      <text:p text:style-name="P23"><text:span text:style-name="T6">9.<text:tab/>Membangkitkan seluruh makhluk diawali dengan …</text:span></text:p>
      <text:section text:style-name="Sect2" text:name="Section42">
        <text:p text:style-name="P23"><text:span text:style-name="T6"><text:tab/>A. Tiupan sangkakala yang pertama</text:span></text:p>
        <text:p text:style-name="P23"><text:span text:style-name="T6"><text:tab/>B. Tiupan sangkakala yang ketiga</text:span></text:p>
        <text:p text:style-name="P23"><text:span text:style-name="T6"><text:tab/>C. Tiupan sangkakala yang kedua</text:span></text:p>
        <text:p text:style-name="P23"><text:span text:style-name="T6"><text:tab/>D. Kiamat</text:span></text:p>
      </text:section>
      <text:p text:style-name="P23"><text:span text:style-name="T6">10.<text:tab/></text:span><text:span text:style-name="T7">Tanda-tanda kiamat Sughro adalah ….</text:span></text:p>
      <text:section text:style-name="Sect2" text:name="Section43">
        <text:p text:style-name="P24"><text:span text:style-name="T6"><text:tab/>A. Terbitnya matahari dari barat</text:span></text:p>
        <text:p text:style-name="P24"><text:span text:style-name="T6"><text:tab/>B. Tiupan sangkakala</text:span></text:p>
        <text:p text:style-name="P24"><text:span text:style-name="T6"><text:tab/>C. Turunnya nabi Isa AS</text:span></text:p>
        <text:p text:style-name="P24"><text:span text:style-name="T6"><text:tab/>D. Merajalelanya perzinaan</text:span></text:p>
      </text:section>
      <text:p text:style-name="P24"><text:span text:style-name="T6">11.<text:tab/>Seseorang yang berbuat syirik/musyrik mereka akan…</text:span></text:p>
      <text:section text:style-name="Sect2" text:name="Section44">
        <text:p text:style-name="P24"><text:span text:style-name="T6"><text:tab/>A. Abadi di neraka</text:span></text:p>
        <text:p text:style-name="P24"><text:span text:style-name="T6"><text:tab/>B. Berbahagia</text:span></text:p>
        <text:p text:style-name="P24"><text:span text:style-name="T6"><text:tab/>C. Beruntung</text:span></text:p>
        <text:p text:style-name="P24"><text:span text:style-name="T6"><text:tab/>D. Mendapat ampunan</text:span></text:p>
      </text:section>
      <text:p text:style-name="P24"><text:span text:style-name="T6">12.<text:tab/></text:span><text:span text:style-name="T8">Orang yang syirik akan menyebabkan seseorang …</text:span></text:p>
      <text:section text:style-name="Sect2" text:name="Section45">
        <text:p text:style-name="P25"><text:span text:style-name="T6"><text:tab/>A. Dibenci Allah</text:span></text:p>
        <text:p text:style-name="P25"><text:span text:style-name="T6"><text:tab/>B. Mendapat kerugian</text:span></text:p>
        <text:p text:style-name="P25"><text:span text:style-name="T6"><text:tab/>C. Batal keimanannya</text:span></text:p>
        <text:p text:style-name="P25"><text:span text:style-name="T6"><text:tab/>D. Mendapat adzab</text:span></text:p>
      </text:section>
      <text:p text:style-name="P25"><text:span text:style-name="T6">13.<text:tab/>Perbuatan yang termasuk syirik adalah … kecuali!</text:span></text:p>
      <text:section text:style-name="Sect2" text:name="Section46">
        <text:p text:style-name="P25"><text:span text:style-name="T6"><text:tab/>A. Mempercayai dukun</text:span></text:p>
        <text:p text:style-name="P25"><text:span text:style-name="T6"><text:tab/>B. Menyembah berhala</text:span></text:p>
        <text:p text:style-name="P25"><text:span text:style-name="T6"><text:tab/>C. Percaya kepada hari kiamat</text:span></text:p>
        <text:p text:style-name="P25"><text:span text:style-name="T6"><text:tab/>D. Percaya terhadap sihir</text:span></text:p>
      </text:section>
      <text:p text:style-name="P25"><text:span text:style-name="T6">14.<text:tab/>Adzab bagi orang yang syirik ialah dimasukkkan ke dalam …</text:span></text:p>
      <text:section text:style-name="Sect2" text:name="Section47">
        <text:p text:style-name="P25"><text:span text:style-name="T6"><text:tab/>A. Neraka </text:span><text:span text:style-name="T14">Lazha</text:span></text:p>
        <text:p text:style-name="P25"><text:span text:style-name="T6"><text:tab/>B. Neraka Khutomah</text:span></text:p>
        <text:p text:style-name="P25"><text:span text:style-name="T6"><text:tab/>C. Neraka Jahanam</text:span></text:p>
        <text:p text:style-name="P25"><text:span text:style-name="T6"><text:tab/>D. Neraka Sair</text:span></text:p>
      </text:section>
      <text:p text:style-name="P25"><text:soft-page-break/><text:span text:style-name="T6">15.<text:tab/>Untuk menjaga diri kita dari perbuatan syirik yaitu dengan cara … kecuali!</text:span></text:p>
      <text:p text:style-name="P25"><text:span text:style-name="T6"><text:tab/>A. Memperbanyak ilmu agama </text:span></text:p>
      <text:p text:style-name="P25"><text:span text:style-name="T6"><text:tab/>B. Senantiasa mengagungkan Allah </text:span></text:p>
      <text:p text:style-name="P25"><text:span text:style-name="T6"><text:tab/></text:span><text:span text:style-name="T10">C</text:span><text:span text:style-name="T6">. Kita harus mengetahui bahaya syirik</text:span></text:p>
      <text:p text:style-name="P25"><text:span text:style-name="T6"><text:tab/>D. Belajar dan mengikuti ajaran syirik / dukun.</text:span></text:p>
      <text:p text:style-name="P25"><text:span text:style-name="T6"/></text:p>
      <text:p text:style-name="P26">B.<text:tab/>PERTANYAAN ESSEY</text:p>
      <text:p text:style-name="P26"><text:tab/>Jawablah pertanyaan essey di bawah ini dengan jelas dan tepat !</text:p>
      <text:p text:style-name="P26"/>
      <text:p text:style-name="P26"><text:span text:style-name="T6">1. Apa kerugian bagi orang yang syirik dan </text:span><text:span text:style-name="T10">mempercayai</text:span><text:span text:style-name="T6"> dukun ?</text:span></text:p>
      <text:p text:style-name="P26"><text:span text:style-name="T6">2. Apa yang harus kita lakukan supaya tidak terjerumus dari kemusyrikan?</text:span></text:p>
      <text:p text:style-name="P26"><text:span text:style-name="T6">3. Tiga amalan yang tidak terputus sampai alam akherat yaitu ?</text:span></text:p>
      <text:p text:style-name="P26"><text:span text:style-name="T6">4. Sebutkan amalan yang bisa menyebabkan kita masuk surga?</text:span></text:p>
      <text:p text:style-name="P26"><text:span text:style-name="T6">5. Sebutkan keadaan para penghuni surga ?</text:span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7"><text:span text:style-name="T6">SELAMAT MENGERJAKAN</text:span></text:p>
      <text:p text:style-name="P26"><text:span text:style-name="T6"/></text:p>
      <text:p text:style-name="P26"><text:span text:style-name="T6"/></text:p>
      <text:p text:style-name="P9">UJIAN AKHIR SEMESTER</text:p>
      <text:p text:style-name="P21">MADRASAH DINIYAH AL MUBAROKAH</text:p>
      <text:p text:style-name="P21">TAHUN PELAJARAN 2016/2017</text:p>
      <text:p text:style-name="P21"><draw:line text:anchor-type="paragraph" draw:z-index="6" draw:name="Shape1" draw:style-name="gr1" draw:text-style-name="P36" svg:x1="-0.034cm" svg:y1="0.245cm" svg:x2="17.058cm" svg:y2="0.298cm"><text:p/></draw:line></text:p>
      <text:section text:style-name="Sect1" text:name="Section19">
        <text:p text:style-name="P15">NAMA<text:tab/>:</text:p>
        <text:p text:style-name="P15">KELAS<text:tab/>: <text:span text:style-name="T1">IV (EMPAT)</text:span></text:p>
        <text:p text:style-name="P15"><draw:line text:anchor-type="paragraph" draw:z-index="7" draw:name="Shape1" draw:style-name="gr1" draw:text-style-name="P36" svg:x1="-0.026cm" svg:y1="0.261cm" svg:x2="17.085cm" svg:y2="0.293cm"><text:p/></draw:line></text:p>
        <text:p text:style-name="P15">SOAL<text:tab/>:<text:tab/><text:span text:style-name="T16">TAJWID</text:span></text:p>
        <text:p text:style-name="P15">HARI<text:tab/>:</text:p>
      </text:section>
      <text:p text:style-name="P18">A. PERTANYAAN PILIHAN</text:p>
      <text:p text:style-name="P12">Berilah tanda silang (x) pada jawaban pertanyaan di bawah ini !</text:p>
      <text:p text:style-name="P12"><text:span text:style-name="T6"/></text:p>
      <text:p text:style-name="P26"><text:span text:style-name="T6">1.<text:tab/>Ikhfa menurut bahasa adalah …</text:span></text:p>
      <text:section text:style-name="Sect2" text:name="Section48">
        <text:p text:style-name="P26"><text:span text:style-name="T6"><text:tab/>A. Jelas</text:span></text:p>
        <text:p text:style-name="P26"><text:span text:style-name="T6"><text:tab/>B. Samar</text:span></text:p>
        <text:p text:style-name="P26"><text:span text:style-name="T6"><text:tab/>C. Memindahkan</text:span></text:p>
        <text:p text:style-name="P26"><text:span text:style-name="T6"><text:tab/>D. Memasukkan</text:span></text:p>
      </text:section>
      <text:p text:style-name="P26"><text:span text:style-name="T6">2.<text:tab/>Cara membaca hukum Ikhfa adalah ..</text:span></text:p>
      <text:p text:style-name="P26"><text:span text:style-name="T6"><text:tab/>A. Memadukan suara </text:span><text:span text:style-name="T15">Nun</text:span><text:span text:style-name="T6"> atau tanwin dengan huruf Ikhfa</text:span></text:p>
      <text:p text:style-name="P26"><text:span text:style-name="T6"><text:tab/>B. Memasukkan suara </text:span><text:span text:style-name="T15">Nun</text:span><text:span text:style-name="T6"> atau tanwin tanpa dengung</text:span></text:p>
      <text:p text:style-name="P26"><text:span text:style-name="T6"><text:tab/>C. Pengucapan huruf harus jelas dan tidak ditahan</text:span></text:p>
      <text:p text:style-name="P26"><text:span text:style-name="T6"><text:tab/>D. Memindahkan huruf Ba menjadi </text:span><text:span text:style-name="T15">Mim</text:span><text:span text:style-name="T6"> dibarengi sengau</text:span></text:p>
      <text:p text:style-name="P26"><text:span text:style-name="T6">3.<text:tab/>Huruf </text:span><text:span text:style-name="T15">Ikhfa</text:span><text:span text:style-name="T6"> terdiri dari berapa huruf….</text:span></text:p>
      <text:section text:style-name="Sect2" text:name="Section49">
        <text:p text:style-name="P26"><text:span text:style-name="T6"><text:tab/>A. 20 huruf</text:span></text:p>
        <text:p text:style-name="P26"><text:span text:style-name="T6"><text:tab/>B. 14 huruf</text:span></text:p>
        <text:p text:style-name="P26"><text:span text:style-name="T6"><text:tab/>C. 15 huruf</text:span></text:p>
        <text:p text:style-name="P26"><text:span text:style-name="T6"><text:tab/>D. 16 huruf</text:span></text:p>
      </text:section>
      <text:p text:style-name="P26"><text:span text:style-name="T6">4.<text:tab/>Ikhfa terdiri dari berapa macam …</text:span></text:p>
      <text:section text:style-name="Sect2" text:name="Section50">
        <text:p text:style-name="P26"><text:span text:style-name="T6"><text:tab/>A. Dua</text:span></text:p>
        <text:p text:style-name="P26"><text:span text:style-name="T6"><text:tab/>B. Tiga</text:span></text:p>
        <text:p text:style-name="P26"><text:span text:style-name="T6"><text:tab/>C. Empat</text:span></text:p>
        <text:p text:style-name="P26"><text:span text:style-name="T6"><text:tab/>D. Lima</text:span></text:p>
      </text:section>
      <text:p text:style-name="P26"><text:span text:style-name="T6">5.<text:tab/>Suara pantulan yang kuat terjadi pada huruf yang bersukun adalah pengertian</text:span></text:p>
      <text:section text:style-name="Sect2" text:name="Section51">
        <text:p text:style-name="P26"><text:span text:style-name="T6"><text:tab/>A. Hukum idzhar</text:span></text:p>
        <text:p text:style-name="P26"><text:span text:style-name="T6"><text:tab/>B. Hukum lam ta’rif</text:span></text:p>
        <text:p text:style-name="P26"><text:span text:style-name="T6"><text:tab/>C. Hukum Qolqolah</text:span></text:p>
        <text:p text:style-name="P26"><text:span text:style-name="T6"><text:tab/>D. Ikhfa</text:span></text:p>
      </text:section>
      <text:p text:style-name="P26"><text:span text:style-name="T6">6.<text:tab/>Huruf Qolqolah terdiri dari berapa….</text:span></text:p>
      <text:section text:style-name="Sect2" text:name="Section52">
        <text:p text:style-name="P26"><text:span text:style-name="T6"><text:tab/>A. 8 huruf</text:span></text:p>
        <text:p text:style-name="P26"><text:span text:style-name="T6"><text:tab/>B. 6 huruf</text:span></text:p>
        <text:p text:style-name="P26"><text:span text:style-name="T6"/></text:p>
        <text:p text:style-name="P26"><text:span text:style-name="T6"><text:tab/>C. 7 huruf</text:span></text:p>
        <text:p text:style-name="P26"><text:span text:style-name="T6"><text:tab/>D. 5 huruf</text:span></text:p>
      </text:section>
      <text:p text:style-name="P26"><text:span text:style-name="T6">7.<text:tab/> <text:s text:c="29"/>adalah contoh dari hukum…</text:span></text:p>
      <text:p text:style-name="P26"><text:span text:style-name="T6"/></text:p>
      <text:p text:style-name="P26"><text:span text:style-name="T6"/></text:p>
      <text:section text:style-name="Sect2" text:name="Section53">
        <text:p text:style-name="P26"><text:span text:style-name="T6"><text:tab/>A. Ikhfa</text:span></text:p>
        <text:p text:style-name="P26"><text:span text:style-name="T6"><text:tab/>B. Qolqolah</text:span></text:p>
        <text:p text:style-name="P26"><text:span text:style-name="T6"><text:tab/>C. Idghom</text:span></text:p>
        <text:p text:style-name="P26"><text:span text:style-name="T6"><text:tab/>D. Madd</text:span></text:p>
      </text:section>
      <text:p text:style-name="P26"><text:span text:style-name="T6"/></text:p>
      <text:p text:style-name="P26"><text:span text:style-name="T6">8.<text:tab/> <text:s text:c="28"/>adalah huruf…</text:span></text:p>
      <text:p text:style-name="P26"><text:span text:style-name="T6"/></text:p>
      <text:section text:style-name="Sect2" text:name="Section54">
        <text:p text:style-name="P26"><text:span text:style-name="T6"><text:tab/>A. Idzhar </text:span></text:p>
        <text:p text:style-name="P26"><text:span text:style-name="T6"><text:tab/>B. Ikhfa</text:span></text:p>
        <text:p text:style-name="P26"><text:span text:style-name="T6"><text:tab/>C. Qolqolah</text:span></text:p>
        <text:p text:style-name="P26"><text:span text:style-name="T6"><text:tab/>D. Idqhom</text:span></text:p>
      </text:section>
      <text:p text:style-name="P26"><text:span text:style-name="T6">9.<text:tab/>Qolgolah terdiri dari berapa macam …</text:span></text:p>
      <text:section text:style-name="Sect2" text:name="Section55">
        <text:p text:style-name="P26"><text:span text:style-name="T6"><text:tab/>A. Dua</text:span></text:p>
        <text:p text:style-name="P26"><text:span text:style-name="T6"><text:tab/>B. Tiga</text:span></text:p>
        <text:p text:style-name="P26"><text:span text:style-name="T6"><text:tab/>C. Empat</text:span></text:p>
        <text:p text:style-name="P26"><text:span text:style-name="T6"><text:tab/>D. Lima</text:span></text:p>
      </text:section>
      <text:p text:style-name="P26"><text:span text:style-name="T6">10.<text:tab/>Apa arti dari Ghunnah…</text:span></text:p>
      <text:section text:style-name="Sect2" text:name="Section56">
        <text:p text:style-name="P26"><text:span text:style-name="T6"><text:tab/>A. Jelas</text:span></text:p>
        <text:p text:style-name="P26"><text:span text:style-name="T6"><text:tab/>B. Sengau (dengung)</text:span></text:p>
        <text:p text:style-name="P26"><text:span text:style-name="T6"><text:tab/>C. Idghom</text:span></text:p>
        <text:p text:style-name="P26"><text:span text:style-name="T6"><text:tab/>D. Ikhfa</text:span></text:p>
      </text:section>
      <text:p text:style-name="P26"><text:span text:style-name="T6">11.<text:tab/>Ghunnah Musyaddah termasuk kedalam …</text:span></text:p>
      <text:section text:style-name="Sect2" text:name="Section57">
        <text:p text:style-name="P26"><text:span text:style-name="T6"><text:tab/>A. Hukum Nun dan Mim bertasydid</text:span></text:p>
        <text:p text:style-name="P26"><text:span text:style-name="T6"><text:tab/>B. Hukum Madd</text:span></text:p>
        <text:p text:style-name="P26"><text:span text:style-name="T6"><text:tab/>C. Hukum Idghom</text:span></text:p>
        <text:p text:style-name="P26"><text:span text:style-name="T6"><text:tab/>D. Hukum Mim bersukun</text:span></text:p>
      </text:section>
      <text:p text:style-name="P26"><text:span text:style-name="T6"/></text:p>
      <text:p text:style-name="P26"><text:span text:style-name="T6"/></text:p>
      <text:p text:style-name="P26"><text:soft-page-break/><text:span text:style-name="T6">12.<text:tab/></text:span><text:span text:style-name="T9">Contoh dari hukum </text:span><text:span text:style-name="T15">G</text:span><text:span text:style-name="T9">hunnah </text:span><text:span text:style-name="T15">M</text:span><text:span text:style-name="T9">usyaddah adalah …</text:span></text:p>
      <text:p text:style-name="P26"><text:span text:style-name="T9"/></text:p>
      <text:section text:style-name="Sect2" text:name="Section58">
        <text:p text:style-name="P28"><text:span text:style-name="T6"><text:tab/>A. </text:span></text:p>
        <text:p text:style-name="P28"><text:span text:style-name="T6"/></text:p>
        <text:p text:style-name="P28"><text:span text:style-name="T6"/></text:p>
        <text:p text:style-name="P28"><text:span text:style-name="T6"><text:tab/>B. </text:span></text:p>
        <text:p text:style-name="P28"><text:span text:style-name="T6"><text:tab/>C.</text:span></text:p>
        <text:p text:style-name="P28"><text:span text:style-name="T6"/></text:p>
        <text:p text:style-name="P28"><text:span text:style-name="T6"/></text:p>
        <text:p text:style-name="P28"><text:span text:style-name="T6"><text:tab/>D.</text:span></text:p>
      </text:section>
      <text:p text:style-name="P28"><text:span text:style-name="T6"/></text:p>
      <text:p text:style-name="P28"><text:span text:style-name="T6">13.<text:tab/>“ Sesuatu yang datang pada waktu malam “ adalah arti surat …</text:span></text:p>
      <text:section text:style-name="Sect2" text:name="Section59">
        <text:p text:style-name="P28"><text:span text:style-name="T6"><text:tab/>A. Al Buruuj</text:span></text:p>
        <text:p text:style-name="P28"><text:span text:style-name="T6"><text:tab/>B. Al Fajr</text:span></text:p>
        <text:p text:style-name="P28"><text:span text:style-name="T6"><text:tab/>C. Ath Thoriq</text:span></text:p>
        <text:p text:style-name="P28"><text:span text:style-name="T6"><text:tab/>D. An Naaziyat</text:span></text:p>
      </text:section>
      <text:p text:style-name="P28"><text:span text:style-name="T6">14.<text:tab/>“ Famahhililkafiriina amhilhum ruwidaa” adalah penggalan surat Ath Thoriq ayat..</text:span></text:p>
      <text:section text:style-name="Sect2" text:name="Section60">
        <text:p text:style-name="P28"><text:span text:style-name="T6"><text:tab/>A. ke – 15</text:span></text:p>
        <text:p text:style-name="P28"><text:span text:style-name="T6"><text:tab/>B. Ke – 17</text:span></text:p>
        <text:p text:style-name="P28"><text:span text:style-name="T6"><text:tab/>C. Ke – 10</text:span></text:p>
        <text:p text:style-name="P28"><text:span text:style-name="T6"><text:tab/>D. Ke – 14</text:span></text:p>
      </text:section>
      <text:p text:style-name="P28"><text:span text:style-name="T6">15.<text:tab/>Al-Qur’an terdiri dari berapa juz, surat dan berapa ayat…</text:span></text:p>
      <text:p text:style-name="P28"><text:span text:style-name="T6"><text:tab/>A. 20 juz, 110 surat, 6666 ayat</text:span></text:p>
      <text:p text:style-name="P28"><text:span text:style-name="T6"><text:tab/>B. 30 juz, 110 surat, 6600 ayat</text:span></text:p>
      <text:p text:style-name="P28"><text:span text:style-name="T6"><text:tab/>C. 30 juz, 114 surat , 6666 ayat</text:span></text:p>
      <text:p text:style-name="P28"><text:span text:style-name="T6"><text:tab/>D. 30 juz, 115 surat, 6500 ayat</text:span></text:p>
      <text:p text:style-name="P28"><text:span text:style-name="T6"/></text:p>
      <text:p text:style-name="P28">B.<text:tab/>PERTANYAAN ESSEY</text:p>
      <text:p text:style-name="P28"><text:tab/>Jawablah pertanyaan essey di bawah ini dengan jelas dan tepat!</text:p>
      <text:p text:style-name="P28"><text:span text:style-name="T6"/></text:p>
      <text:p text:style-name="P28"><text:span text:style-name="T6">1. Sebutkan yang termasuk hukum Nun mati dan tanwin?</text:span></text:p>
      <text:p text:style-name="P28"><text:span text:style-name="T6">2. Sebutkan huruf-huruf Ikhfa?</text:span></text:p>
      <text:p text:style-name="P28"><text:span text:style-name="T6">3. Tuliskan contoh dari hukum Ikhfa?</text:span></text:p>
      <text:p text:style-name="P28"><text:span text:style-name="T6">4. Tuliskan contoh dari hukum Qolqolah?</text:span></text:p>
      <text:p text:style-name="P28"><text:span text:style-name="T6">5. Jelaskan cara membaca Ghunnah Musyaddah?</text:span></text:p>
      <text:p text:style-name="P28"><text:span text:style-name="T6"/></text:p>
      <text:p text:style-name="P28"><text:span text:style-name="T6"/></text:p>
      <text:p text:style-name="P29"><text:span text:style-name="T6">SELAMAT MENGERJAKA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6-01T10:00:32.229089972</dc:date>
    <dc:creator>Richie Rahmat Hidayat</dc:creator>
    <meta:editing-duration>PT2H42M29S</meta:editing-duration>
    <meta:editing-cycles>61</meta:editing-cycles>
    <meta:document-statistic meta:table-count="0" meta:image-count="0" meta:object-count="0" meta:page-count="8" meta:paragraph-count="362" meta:word-count="1618" meta:character-count="9478" meta:non-whitespace-character-count="7909"/>
  </office:meta>
</office:document-meta>
</file>